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2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2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2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2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2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2"> 6.25 miles</text:span> <text:s text:c="2"/></text:p>
      <text:p text:style-name="P1">I ran on the high school track with 4 other runners.</text:p>
      <text:p text:style-name="P1"><text:span text:style-name="T2">Warm up</text:span>: 1 mile in 9:31, rest 2 minutes, 1 mile in 10:25, rest 3 minutes</text:p>
      <text:p text:style-name="P1"><text:span text:style-name="T2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2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2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2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2">1 mile</text:span> near the Niagara River and Falls</text:p>
      <text:p text:style-name="P5"/>
      <text:p text:style-name="P5">Tues July 31, 2018 <text:span text:style-name="T2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2">no running</text:span> </text:p>
      <text:p text:style-name="P5"/>
      <text:p text:style-name="P5">Thur Aug 2, 2018 <text:span text:style-name="T2">7 miles</text:span> <text:s/></text:p>
      <text:p text:style-name="P5"><text:span text:style-name="T2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2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2">Warm down</text:span>: ½ mile jog on the treadmill and ½ mile jog home.</text:p>
      <text:p text:style-name="P5"/>
      <text:p text:style-name="P5">Fri Aug 3, 2018, <text:span text:style-name="T2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2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2">no running</text:span> </text:p>
      <text:p text:style-name="P1"/>
      <text:p text:style-name="P1">Mon Aug 6, 2018 <text:span text:style-name="T2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2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2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2">4.6 miles</text:span> </text:p>
      <text:p text:style-name="P1"><text:s/>I ran with 6 other runners on the 510 m Greendale Cemetery loop.</text:p>
      <text:p text:style-name="P1"><text:span text:style-name="T2">Warm up</text:span>: 1.3 miles</text:p>
      <text:p text:style-name="P1"><text:span text:style-name="T2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2">Warm down:</text:span> 0.3 miles</text:p>
      <text:p text:style-name="P1"/>
      <text:p text:style-name="P1">Fri Aug 10, 2018 <text:s/><text:span text:style-name="T2">no running</text:span> </text:p>
      <text:p text:style-name="P1"/>
      <text:p text:style-name="P3">26.1 miles in the last week</text:p>
      <text:list xml:id="list4910073331207783576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5"><text:soft-page-break/>Sat Aug 11, 2018 <text:span text:style-name="T2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2">walk/run ratio:</text:span> 0.33</text:p>
      <text:p text:style-name="P5"><text:span text:style-name="T2">sum of ascents:</text:span> about 860 feet</text:p>
      <text:p text:style-name="P5"/>
      <text:p text:style-name="P5">Sun Aug 12, 2018 <text:span text:style-name="T2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2">:</text:span> 0.3 miles</text:p>
      <text:p text:style-name="P5"/>
      <text:p text:style-name="P5">Mon Aug 13, 2018 <text:span text:style-name="T2">no running </text:span></text:p>
      <text:p text:style-name="P5"/>
      <text:p text:style-name="P5">Tues Aug 14, 2018 <text:span text:style-name="T2">4 miles</text:span> <text:s text:c="2"/></text:p>
      <text:p text:style-name="P5"><text:span text:style-name="T2">Warm up</text:span>: ½ mile to the Wise Center</text:p>
      <text:p text:style-name="P6">Run: <text:span text:style-name="T3">0.1 mile lead into a 3 mile run</text:span></text:p>
      <text:p text:style-name="P5">Splits for 3 mile: 8:42, 9:00, 9:01</text:p>
      <text:p text:style-name="P6">Warm down:<text:span text:style-name="T3"> 0.4 mile jog home</text:span></text:p>
      <text:p text:style-name="P5"/>
      <text:p text:style-name="P6"><text:span text:style-name="T3">Wed Aug 15, 2018 </text:span>6 miles<text:span text:style-name="T3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2">5 miles</text:span></text:p>
      <text:p text:style-name="P5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5"/>
      <text:p text:style-name="P6"><text:span text:style-name="T3">Fri Aug 17, 2018 </text:span>6 miles<text:span text:style-name="T3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3">Sat</text:span> <text:span text:style-name="T3">Aug 18, 2018 </text:span>4 miles<text:span text:style-name="T3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2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2">no running</text:span></text:p>
      <text:p text:style-name="P9"/>
      <text:p text:style-name="P9">Tues <text:s/>Aug 21, 2018 <text:span text:style-name="T2">4 miles</text:span></text:p>
      <text:p text:style-name="P9">I ran on a treadmill.</text:p>
      <text:p text:style-name="P9"><text:span text:style-name="T2">Warmup:</text:span> 1.5 miles at various paces averaging 9:00/mile</text:p>
      <text:p text:style-name="P9">some paces as fast as 8:00/mile</text:p>
      <text:p text:style-name="P20">rested 6 minutes</text:p>
      <text:list xml:id="list1117097683034356804" text:style-name="L2">
        <text:list-item>
          <text:list>
            <text:list-header>
              <text:p text:style-name="P26"><text:span text:style-name="T2">Run: </text:span><text:s/>0.1 mile lead into a 2 mile run</text:p>
              <text:p text:style-name="P26">2 mile splits: <text:s/>8:21, 8:03</text:p>
              <text:p text:style-name="P26"><text:span text:style-name="T2">Warmdown:</text:span> 0.4 mile jog</text:p>
            </text:list-header>
          </text:list>
        </text:list-item>
      </text:list>
      <text:p text:style-name="P9"/>
      <text:p text:style-name="P9">Wed Aug 22, 2018 <text:s/><text:span text:style-name="T2">5 miles</text:span> <text:s/></text:p>
      <text:p text:style-name="P9">I ran 5 miles on hilly roads and averaged 10:50/mile</text:p>
      <text:p text:style-name="P9"/>
      <text:p text:style-name="P9">Thurs Aug 23, 2018 <text:span text:style-name="T2">1 mile</text:span> jog</text:p>
      <text:p text:style-name="P9">I feel like I need a rest.</text:p>
      <text:p text:style-name="P10"/>
      <text:p text:style-name="P10">Fri Aug 24, 2018 <text:span text:style-name="T2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2">no running</text:span></text:p>
      <text:p text:style-name="P2"/>
      <text:p text:style-name="P2">Sun Aug 26, 2018 <text:span text:style-name="T2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2">7 miles</text:span> <text:s/></text:p>
      <text:p text:style-name="P2"><text:span text:style-name="T2">Warm up:</text:span> ½ mile to the Wise Center and rest a few minutes</text:p>
      <text:p text:style-name="P2"><text:span text:style-name="T2">Run:</text:span> 6 miles on a treadmill at various paces averaging 10:00/mile</text:p>
      <text:p text:style-name="P2">The run included 4 half mile segments at 9:31/mile.</text:p>
      <text:p text:style-name="P2"><text:span text:style-name="T2">Warm down:</text:span> <text:s/>½ mile jog home</text:p>
      <text:p text:style-name="P2"/>
      <text:p text:style-name="P2">Tues Aug 28, 2018 <text:span text:style-name="T2">9 miles</text:span> <text:s/></text:p>
      <text:p text:style-name="P2"><text:span text:style-name="T2">In the morning:</text:span> I ran 6 miles including 4.7 miles with Jim Fitch. We ran just before the Sun came up and averaged about 10:25/mile for the hilly 4.7 mile course.</text:p>
      <text:p text:style-name="P4">In the afternoon: <text:span text:style-name="T3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2">6 miles</text:span> <text:s text:c="3"/></text:p>
      <text:p text:style-name="P2"><text:span text:style-name="T2">Warmup:</text:span> <text:s/>¾ mile walk and 1.5 mile run on hilly roads</text:p>
      <text:p text:style-name="P2"><text:span text:style-name="T2">Run on treadmill: <text:s/></text:span>¼ mile lead into a 2 mile run</text:p>
      <text:p text:style-name="P2">2 mile run in 8:23 + 8:06 = 16:29</text:p>
      <text:p text:style-name="P2"><text:span text:style-name="T2">Warmdown:</text:span> <text:s/>½ mile jog and ½ mile walk</text:p>
      <text:p text:style-name="P2">Later in the day I walked ½ mile.</text:p>
      <text:p text:style-name="P2"/>
      <text:p text:style-name="P2">Thurs Aug 30, 2018 <text:span text:style-name="T2">5.5 miles</text:span> <text:s text:c="2"/></text:p>
      <text:p text:style-name="P2">I ran with 3 other runners on the 510 meter Greendale Cemetery loop.</text:p>
      <text:p text:style-name="P2"><text:span text:style-name="T2">Warmup: </text:span><text:s/>2 miles at various paces</text:p>
      <text:p text:style-name="P2"><text:span text:style-name="T2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2">Times for the runs:</text:span> <text:s/>60 s, 2:28, 3:48, 3:48, 2:26, 52 s</text:p>
      <text:p text:style-name="P2"><text:span text:style-name="T2">Warmdown:</text:span> 0.6 mile jog</text:p>
      <text:p text:style-name="P2"/>
      <text:p text:style-name="P2">Fri Aug 31, 2018 <text:span text:style-name="T2">no running</text:span></text:p>
      <text:p text:style-name="P4">31.5 miles in the last week</text:p>
      <text:p text:style-name="P11"><text:soft-page-break/>Sat Sept 1, 2018 <text:span text:style-name="T2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2">4 miles</text:span> <text:s/></text:p>
      <text:p text:style-name="P12">I ran 4 miles on hilly roads and averaged 10:45/mile.</text:p>
      <text:p text:style-name="P12"/>
      <text:p text:style-name="P11">Mon Sept 3, 2018 <text:span text:style-name="T2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2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2">no running</text:span> </text:p>
      <text:p text:style-name="P11"/>
      <text:p text:style-name="P11">Thur Sept 6, 2018 <text:span text:style-name="T2">5.6 miles</text:span></text:p>
      <text:p text:style-name="P12">I ran with 4 other runners on the 510 m Greendale Cemetery loop. </text:p>
      <text:p text:style-name="P12"><text:span text:style-name="T2">Warm up</text:span>: 1 mile by myself and one mile with the other runners. </text:p>
      <text:p text:style-name="P12"><text:span text:style-name="T2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2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2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3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2">2 miles</text:span> <text:s/></text:p>
      <text:p text:style-name="P11"><text:span text:style-name="T2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2">4 miles</text:span> <text:s/></text:p>
      <text:p text:style-name="P11"><text:span text:style-name="T2">Warmup:</text:span> ½ mile to the Wise Center</text:p>
      <text:p text:style-name="P13">Run/walk: <text:span text:style-name="T3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3">½ mile home</text:span></text:p>
      <text:p text:style-name="P11"/>
      <text:p text:style-name="P11">Tues Sept 11, 2018 <text:span text:style-name="T2">4.5 miles</text:span> <text:s/></text:p>
      <text:p text:style-name="P11"><text:span text:style-name="T2">Warmup:</text:span> I ran 1 mile on the indoor track in 9:27 and rested 5 minutes.</text:p>
      <text:p text:style-name="P13">Run: <text:span text:style-name="T3">3 miles on a treadmill, Splits: 9:50, 9:50, (4:28 + 3:56) = 8:24</text:span></text:p>
      <text:p text:style-name="P13">Warmdown: <text:span text:style-name="T3">½ mile in 5:56 </text:span></text:p>
      <text:p text:style-name="P11"/>
      <text:p text:style-name="P13"><text:span text:style-name="T3">Wed Sept 12, 2018 </text:span>4.2 miles</text:p>
      <text:p text:style-name="P13">Warmup:<text:span text:style-name="T3"> <text:s/>2 miles of walking and jogging</text:span></text:p>
      <text:p text:style-name="P13">Run:<text:span text:style-name="T3"> 2 cemetery loops (1020 meters) </text:span></text:p>
      <text:p text:style-name="P11">Splits: 2:24.5, 2:24.8, <text:s/>Pace: 7:36/mile</text:p>
      <text:p text:style-name="P13">Warmdown:<text:span text:style-name="T3"> <text:s/>1 mile jog and ½ mile walk</text:span></text:p>
      <text:p text:style-name="P11"/>
      <text:p text:style-name="P11">Thur Sept 13, 2018 <text:span text:style-name="T2">4.7 miles</text:span></text:p>
      <text:p text:style-name="P11">I ran with 4 other runners on the Greendale cemetery loop. <text:s/></text:p>
      <text:p text:style-name="P13">Warmup: <text:span text:style-name="T3">1.5 miles at various paces and rested a few minutes.</text:span></text:p>
      <text:p text:style-name="P13">Runs and times:<text:span text:style-name="T3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3"> ½ mile jog <text:s text:c="2"/></text:span><text:s/></text:p>
      <text:p text:style-name="P11"/>
      <text:p text:style-name="P11">Fri Sept 14, 2018 <text:span text:style-name="T2">3.15 miles</text:span> on hilly Limber Rd, averaging 10:40/mile</text:p>
      <text:p text:style-name="P13"/>
      <text:p text:style-name="P11"><text:span text:style-name="T2">32.7 miles in the last week </text:span><text:s/></text:p>
      <text:p text:style-name="P14"><text:soft-page-break/>Sat Sept 15, 2018 <text:s/><text:span text:style-name="T2">3 miles <text:s/></text:span>Jogging</text:p>
      <text:p text:style-name="P16"/>
      <text:p text:style-name="P14">Sun Sept 16, 2018 <text:span text:style-name="T2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2">25 miles </text:span>- <text:span text:style-name="T2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2">4.6 miles</text:span></text:p>
      <text:p text:style-name="P15"><text:span text:style-name="T2">In the morning: </text:span>I ran 3miles out and back on hilly Limber Rd averaging 10:40/mile.</text:p>
      <text:p text:style-name="P17">In the evening: <text:span text:style-name="T3"><text:s/>I walked 1.6 miles on roads and sidewalks and averaged 16:15/mile.</text:span></text:p>
      <text:p text:style-name="P15"/>
      <text:p text:style-name="P17"><text:span text:style-name="T3">Wed Sept 19, 2018 </text:span>1.5 miles<text:span text:style-name="T3"> <text:s/></text:span></text:p>
      <text:p text:style-name="P15">I walked 1.5 miles half on roads and half on a path in the woods.</text:p>
      <text:p text:style-name="P15"/>
      <text:p text:style-name="P15">Thur Sept 20, 2018 <text:span text:style-name="T2">5.5 miles</text:span></text:p>
      <text:p text:style-name="P15">I ran with 5 other runners on the 510 m cemetery loop. Times below are my times.</text:p>
      <text:p text:style-name="P16">Warmup: <text:span text:style-name="T3">2 miles at various paces and rested a few minutes.</text:span></text:p>
      <text:p text:style-name="P16">Runs and times:<text:span text:style-name="T3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3"> 3/4 mile jog <text:s text:c="2"/></text:span><text:s/></text:p>
      <text:p text:style-name="P14"><text:s text:c="8"/></text:p>
      <text:p text:style-name="P14">Fri Sept 21, 2018 <text:span text:style-name="T2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2">no running </text:span></text:p>
      <text:p text:style-name="P18"/>
      <text:p text:style-name="P18">Sun Sept 23, 2018 <text:span text:style-name="T2">4 miles </text:span><text:s/></text:p>
      <text:p text:style-name="P18">I ran 4 miles on hilly roads and averaged 9:43/mile.</text:p>
      <text:p text:style-name="P18"/>
      <text:p text:style-name="P18">Mon Sept 24, 2018 <text:span text:style-name="T2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2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2">2 miles</text:span> on hilly roads averaging 9:52/mile</text:p>
      <text:p text:style-name="P18"/>
      <text:p text:style-name="P18">Thur Sept 27, 2018 <text:span text:style-name="T2">5.2 miles</text:span></text:p>
      <text:p text:style-name="P18">I ran with Mark and Chance on the Greendale cemetery loop. <text:s/></text:p>
      <text:p text:style-name="P19">Warmup: <text:span text:style-name="T3">2 miles at various paces and rested a few minutes.</text:span></text:p>
      <text:p text:style-name="P19">Runs and times:<text:span text:style-name="T3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3"> ½ mile jog <text:s text:c="2"/></text:span><text:s/></text:p>
      <text:p text:style-name="P18"/>
      <text:p text:style-name="P18">Fri Sept 28, 2018 <text:span text:style-name="T2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2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2">no running</text:span></text:p>
      <text:p text:style-name="P18"/>
      <text:p text:style-name="P18">Mon Oct 1, 2018 <text:span text:style-name="T2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2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2">no running</text:span> <text:s/></text:p>
      <text:p text:style-name="P18"/>
      <text:p text:style-name="P21"><text:span text:style-name="T4">Thurs Oct 4, 2018 </text:span><text:span text:style-name="T5">5.25 miles</text:span><text:span text:style-name="T4"> </text:span><text:span text:style-name="T5">in California MD </text:span></text:p>
      <text:p text:style-name="P18">I ran 5 miles on a hilly course and averaged 10:50/mile. </text:p>
      <text:p text:style-name="P19">Warmdown: <text:span text:style-name="T3">¼ mile fast walk</text:span></text:p>
      <text:p text:style-name="P18"/>
      <text:p text:style-name="P19"><text:span text:style-name="T3">Fri Oct 5, 2018 </text:span>no running<text:span text:style-name="T3"> <text:s text:c="2"/></text:span></text:p>
      <text:p text:style-name="P18"/>
      <text:p text:style-name="P18"/>
      <text:list xml:id="list5670974102573937685" text:style-name="L3">
        <text:list-item>
          <text:list>
            <text:list-header>
              <text:p text:style-name="P27">21.7 miles in the last week </text:p>
            </text:list-header>
          </text:list>
        </text:list-item>
      </text:list>
      <text:p text:style-name="P18"/>
      <text:p text:style-name="P19"><text:soft-page-break/>I continue to work on a walk run routine that I will use in the Canandaigua 50 miler next weekend. </text:p>
      <text:p text:style-name="P19"/>
      <text:p text:style-name="P18">Sat Oct 6, 2018 <text:span text:style-name="T2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2">4 miles <text:s/></text:span></text:p>
      <text:p text:style-name="P18">I walked and ran 4 miles and averaged 12:00/mile.</text:p>
      <text:p text:style-name="P18">I walked 10 times for a total of about 1 mile of walking.</text:p>
      <text:p text:style-name="P18">Walk/Run ratio: 0.33 </text:p>
      <text:p text:style-name="P18"/>
      <text:p text:style-name="P18">Mon Oct 8, 2018 <text:span text:style-name="T2">no running</text:span></text:p>
      <text:p text:style-name="P18"/>
      <text:p text:style-name="P18">Tues Oct 9, 2018 <text:span text:style-name="T2">2.5 miles</text:span></text:p>
      <text:p text:style-name="P18">I ran 2.5 miles averaging 9:22/mile on slightly hilly roads.</text:p>
      <text:p text:style-name="P18"/>
      <text:p text:style-name="P18">Wed Oct 10, 2018 <text:span text:style-name="T2">3 miles</text:span> <text:s/></text:p>
      <text:p text:style-name="P18">I walked and ran 2.5 miles averaging 12:06 on slightly hilly roads.</text:p>
      <text:p text:style-name="P18">I walked 5 times for a total of about 0.5 miles of walking.</text:p>
      <text:p text:style-name="P18">Walk/Run ratio: 0.25</text:p>
      <text:p text:style-name="P18">Then I walked ½ mile. </text:p>
      <text:p text:style-name="P18"/>
      <text:p text:style-name="P18">Thur Oct 11, 2018 <text:span text:style-name="T2">3 miles</text:span> <text:s/></text:p>
      <text:p text:style-name="P18">I jogged 3 miles.</text:p>
      <text:p text:style-name="P18"/>
      <text:p text:style-name="P18">Fri Oct 12, 2018 <text:span text:style-name="T2">no running</text:span></text:p>
      <text:p text:style-name="P19"/>
      <text:p text:style-name="P19">18 miles in the last week </text:p>
      <text:p text:style-name="P19"/>
      <text:p text:style-name="P19"/>
      <text:p text:style-name="P18"><text:soft-page-break/>Sat Oct 13, 2018 <text:span text:style-name="T2">50 miles </text:span></text:p>
      <text:p text:style-name="P1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6">th</text:span> birthday. </text:p>
      <text:p text:style-name="P18"/>
      <text:p text:style-name="P18">Sun Oct 14, 2018 <text:span text:style-name="T2">no running </text:span><text:s/></text:p>
      <text:p text:style-name="P18"/>
      <text:p text:style-name="P18">Mon <text:s/>Oct 15, 2018 <text:span text:style-name="T2">no running </text:span><text:s text:c="2"/></text:p>
      <text:p text:style-name="P18"/>
      <text:p text:style-name="P18">Tues <text:s/>Oct 16, 2018 <text:span text:style-name="T2">no running</text:span></text:p>
      <text:p text:style-name="P18">I pushed a lawnmower for an hour. <text:s/></text:p>
      <text:p text:style-name="P18"/>
      <text:p text:style-name="P18">Wed <text:s/>Oct 17, 2018 <text:span text:style-name="T2">2 miles</text:span></text:p>
      <text:p text:style-name="P18">I ran 2 miles on a treadmill. </text:p>
      <text:p text:style-name="P18">Splits: 10:00, 8:14</text:p>
      <text:p text:style-name="P18"/>
      <text:p text:style-name="P18">Thurs Oct 18, 2018 <text:s/><text:span text:style-name="T2">3 miles</text:span></text:p>
      <text:p text:style-name="P18">I ran 3 miles at various paces between 10:00/mile and 12:00/mile.</text:p>
      <text:p text:style-name="P18"/>
      <text:p text:style-name="P18">Fri Oct 19, 2018 <text:span text:style-name="T2">no running</text:span></text:p>
      <text:p text:style-name="P18"/>
      <text:p text:style-name="P18">55 miles in the last week</text:p>
      <text:p text:style-name="P18"/>
      <text:p text:style-name="P2"><text:soft-page-break/>Sat Oct 20, 2018 <text:span text:style-name="T2">31.5 miles</text:span> </text:p>
      <text:p text:style-name="P2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2"/>
      <text:p text:style-name="P2">Sun Oct 21, 2018 <text:span text:style-name="T2">no running</text:span> </text:p>
      <text:p text:style-name="P2"/>
      <text:p text:style-name="P2">Mon Oct 22, 2018 <text:span text:style-name="T2">4 miles</text:span> </text:p>
      <text:p text:style-name="P2">I ran 1.75 miles downhill averaging 11:44/mile and then rested a half hour.</text:p>
      <text:p text:style-name="P2">I ran 1.25 miles <text:span text:style-name="T2">slightly</text:span> uphill averaging 10:43/mile. It was easier going uphill than down because my quads are tired from Saturday's run. <text:s/>I rested 3 minutes.</text:p>
      <text:p text:style-name="P2">I walked 1 mile up a steep hill in 17:15.</text:p>
      <text:p text:style-name="P2"/>
      <text:p text:style-name="P2">Tues Oct 23, 2018 <text:span text:style-name="T2">2 miles</text:span> </text:p>
      <text:p text:style-name="P2">I ran 2 miles on a hilly course. Splits 10:33, 10:38</text:p>
      <text:p text:style-name="P2"/>
      <text:p text:style-name="P2">Tues Oct 24, 2018 <text:span text:style-name="T2">2miles</text:span> </text:p>
      <text:p text:style-name="P2">I ran 2 miles at various paces on roads and trails.</text:p>
      <text:p text:style-name="P2"/>
      <text:p text:style-name="P2">Wed Oct 25, 2018 <text:span text:style-name="T2">no running</text:span> <text:s/></text:p>
      <text:p text:style-name="P2"/>
      <text:p text:style-name="P2">Thurs Oct 26, 2018 <text:span text:style-name="T2">3 miles</text:span> <text:s text:c="2"/></text:p>
      <text:p text:style-name="P2"><text:span text:style-name="T2">Warmup:</text:span> I ran ½ mile at a good pace down to the Wise Center and rested a few minutes.</text:p>
      <text:p text:style-name="P2"><text:span text:style-name="T2">Run: </text:span>I ran 2 miles in 19:28 on a treadmill. <text:s/>Splits: 10:30, 8:58</text:p>
      <text:p text:style-name="P2">I ran faster as I went, starting at about 11:00/mile and ending at 8:00/mile.</text:p>
      <text:p text:style-name="P2"><text:span text:style-name="T2">Warmdown:</text:span> I rested a few minutes and jogged ½ mile home</text:p>
      <text:p text:style-name="P2"/>
      <text:p text:style-name="P4">42.5 miles in the last week</text:p>
      <text:p text:style-name="P4"/>
      <text:p text:style-name="P4"/>
      <text:p text:style-name="P4"/>
      <text:p text:style-name="P4"/>
      <text:p text:style-name="P2"><text:soft-page-break/>Oct 27, 2018 <text:span text:style-name="T2">3 miles</text:span></text:p>
      <text:p text:style-name="P2">I ran in the Wise Center.</text:p>
      <text:p text:style-name="P4">Warmup:<text:span text:style-name="T3"> ½ mile on the indoor track in 4:37 and rest about 5 minutes</text:span></text:p>
      <text:p text:style-name="P4">Run:<text:span text:style-name="T3"> I ran 2 miles on a treadmill in 18:37. Splits: 10:00, 8:37</text:span></text:p>
      <text:p text:style-name="P2">I ran faster as I went, starting at about 10:30/mile and ending at 7:41/mile.</text:p>
      <text:p text:style-name="P4">Warmdown: <text:span text:style-name="T3">I rested about 5 minutes and ran ½ mile on the indoor track in 4:56.</text:span></text:p>
      <text:p text:style-name="P2"/>
      <text:p text:style-name="P4"><text:span text:style-name="T3">Oct 28, 2018 </text:span>no running</text:p>
      <text:p text:style-name="P2">I preped for a colonoscopy.</text:p>
      <text:p text:style-name="P2"/>
      <text:p text:style-name="P2">Oct 29, 2018 <text:span text:style-name="T2">no running </text:span></text:p>
      <text:p text:style-name="P2">I had a colonoscopy.</text:p>
      <text:p text:style-name="P2"/>
      <text:p text:style-name="P2">Oct 30, 2018 <text:span text:style-name="T2">3 miles</text:span> <text:s/></text:p>
      <text:p text:style-name="P2">I ran on a treadmill in the Wise Center.</text:p>
      <text:p text:style-name="P2"><text:span text:style-name="T2">Warmup:</text:span> ½ mile in 4:54 and rest a few minutes</text:p>
      <text:p text:style-name="P2"><text:span text:style-name="T2">Run:</text:span> I ran 2 miles in 17:15. Splits: 8:55, 8:20</text:p>
      <text:p text:style-name="P2">I ran faster as I went, starting at about 10:10/mile and ending at 7:41/mile. </text:p>
      <text:p text:style-name="P22">Warmdown: <text:span text:style-name="T3">½ mile in 5:30</text:span></text:p>
      <text:p text:style-name="P22"><text:span text:style-name="T3"/></text:p>
      <text:p text:style-name="P23"><text:span text:style-name="T7">Oct 31, 2018 </text:span><text:span text:style-name="T1">4.2 miles</text:span></text:p>
      <text:p text:style-name="P24">Warmup: <text:span text:style-name="T3">1 mile in 9:45 </text:span></text:p>
      <text:p text:style-name="P23"><text:span text:style-name="T1">Run:</text:span><text:span text:style-name="T7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<text:span text:style-name="T7">My times: 3:50, 3:46, 3:42, 3:37 </text:span></text:p>
      <text:p text:style-name="P23"><text:span text:style-name="T7">My average pace for the last interval was 7:36/mile.</text:span></text:p>
      <text:p text:style-name="P24">Warmdown: <text:span text:style-name="T3">0.8 mile jog</text:span></text:p>
      <text:p text:style-name="P28"/>
      <text:p text:style-name="P29"><text:span text:style-name="T3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31T19:20:12.57</dc:date>
    <dc:creator>James  Lombardi</dc:creator>
    <meta:editing-duration>P5DT23H37M47S</meta:editing-duration>
    <meta:editing-cycles>479</meta:editing-cycles>
    <meta:generator>OpenOffice/4.1.2$Win32 OpenOffice.org_project/412m3$Build-9782</meta:generator>
    <meta:document-statistic meta:table-count="0" meta:image-count="0" meta:object-count="0" meta:page-count="15" meta:paragraph-count="379" meta:word-count="4038" meta:character-count="20570"/>
  </office:meta>
</office:document-meta>
</file>